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68cm" fo:min-width="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68cm" fo:min-width="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78cm" fo:min-width="1.328cm" fo:wrap-option="wrap" loext:decorative="false"/>
      <style:paragraph-properties style:writing-mode="lr-tb"/>
    </style:style>
    <style:style style:name="gr4" style:family="graphic" style:parent-style-name="objectwithoutfill">
      <style:graphic-properties draw:marker-end="Groty_20_strzałek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Groty_20_strzałek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1" draw:id="id1" draw:layer="layout" svg:width="4.462cm" svg:height="4.494cm" draw:transform="rotate (1.5707963267949) translate (4.484cm 9.911cm)">
          <text:p text:style-name="P1"><text:span text:style-name="T1">Podsieć A</text:span>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2" xml:id="id3" draw:id="id3" draw:layer="layout" svg:width="4.462cm" svg:height="4.494cm" draw:transform="rotate (1.5707963267949) translate (4.49cm 14.488cm)">
          <text:p text:style-name="P1"><text:span text:style-name="T1">Podsieć B</text:span>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462cm" svg:height="4.494cm" draw:transform="rotate (1.5707963267949) translate (16.185cm 7.411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462cm" svg:height="4.494cm" draw:transform="rotate (1.5707963267949) translate (16.191cm 11.888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462cm" svg:height="4.494cm" draw:transform="rotate (1.5707963267949) translate (16.192cm 16.488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xml:id="id2" draw:id="id2" draw:layer="layout" svg:width="2.584cm" svg:height="2.584cm" svg:x="10.287cm" svg:y="8.719cm">
          <text:p text:style-name="P3"><text:span text:style-name="T2">sigm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8.978cm" svg:y1="7.68cm" svg:x2="10.287cm" svg:y2="10.011cm" draw:start-shape="id1" draw:start-glue-point="5" draw:end-shape="id2" draw:end-glue-point="6" svg:d="M8978 7680c982 0 328 2331 1309 2331" svg:viewBox="0 0 1310 2332">
          <text:p/>
        </draw:connector>
        <draw:connector draw:style-name="gr5" draw:text-style-name="P4" draw:layer="layout" draw:type="curve" svg:x1="8.984cm" svg:y1="12.257cm" svg:x2="10.287cm" svg:y2="10.011cm" draw:start-shape="id3" draw:start-glue-point="5" draw:end-shape="id2" draw:end-glue-point="6" svg:d="M8984 12257c978 0 327-2246 1303-2246" svg:viewBox="0 0 1304 22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2" draw:display-name="Groty strzałek 2" svg:viewBox="0 0 20 20" svg:d="M0 20l10-20 10 20z"/>
    <draw:marker draw:name="Groty_20_strzałek_20_4" draw:display-name="Groty strzałek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4T15:03:12.214000000</meta:creation-date>
    <dc:date>2024-06-24T16:22:29.763000000</dc:date>
    <meta:editing-duration>PT1H19M18S</meta:editing-duration>
    <meta:editing-cycles>1</meta:editing-cycles>
    <meta:document-statistic meta:object-count="8"/>
    <meta:generator>LibreOffice/7.6.4.1$Windows_X86_64 LibreOffice_project/e19e193f88cd6c0525a17fb7a176ed8e6a3e2aa1</meta:generator>
  </office:meta>
</office:document-meta>
</file>